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1. firs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2. seco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3. thir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4. four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5. fif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6. six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7. sev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8. eigh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9. nine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0. t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1. elev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. twelwe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3. thirte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4. fourte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5. fivete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6. sixte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7. seventeen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8. eighteenth</text:p>
          </table:table-cell>
          <table:table-cell table:number-columns-repeated="1023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5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18" meta:object-count="0"/>
    <meta:generator>OpenOffice.org/3.2$Linux OpenOffice.org_project/320m12$Build-9483</meta:generator>
  </office:meta>
</office:document-meta>
</file>